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1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Bar Mitzvah./</text:p>
      <text:p text:style-name="P6"/>
      <text:p text:style-name="P6">In the beginning of summer, the first month of which is now expiring,/ I promised that my brothers and sisters in faith, who wish to keep up/ the public worship at all seasons, but still not to be detained incon-/-veniently to their health in Synagogue, should be dismissed on the/ Sabbath-morning after a short prayer in the vernacular instead of/ a discourse. <text:s/>With one exception, I have been unable to adhere to what/ I intended fulfilling: each week occasions having arisen, which de-/-manded some remarks of greater or lesser length. <text:s/>Today also,/ I must ask that you will bear with me awhile, for, I would not let/ our young confirmant, to use a modern term, borrowed from our gentile/ neighbors--think that his application to our religious body is not/ valued as much as that of others, whom we have lately greeted./ <text:s/>I am anxious, on the contrary, that he shall be really confirmed in/ the opinion of the importance in which every accession to our/ number is held, and the glad anticipations formed, when such as/ he become qualified to be reckoned in the Congregation. <text:s/>For, I/ believe that the natural dispositions of the ancestors are inoculated in/ the blood running into the veins of their descendants. <text:s/>So I interpret/ the Biblical recommendation to parents to lead a virtuous and/ religious life, that God may show mercy to the thousandth ge-/-neration after them./</text:p>
      <text:p text:style-name="P6"/>
      <text:p text:style-name="P6">[Page 2]</text:p>
      <text:p text:style-name="P6">Now: the grand-sire of that lad was indisputably inclined to piety,/ and while he lived he felt it a pride to lead the yet unsteady steps/ of his daughter's first-born to the house of prayer. <text:s/>To train the/ child <text:soft-page-break/>daily to bless the Lord for what he ate, and for the sleep/ he enjoyed, was also the aged man's pleasure. <text:s/>Well the/ recollection of those earliest teachings, always ineffaceable, combine/d with the qualities inherited, produce no beneficial results?.../ <text:s/>But I rely mostly on home influence, the means given us by/ the Almighty to be directed to a righteous end. <text:s/>I am aware of/ the lamentable circumstance which acts everywhere like a/ canker-worm in the field of Judaism and threatens to devour/ the branches and roots of the trees that should grow healthy/ in the courts of our Lord. <text:s/>I shall not allude to it this day,/ that I may avoid causing heart-burnings, while I desire to/ promote joyfulness; but I trust, notwithstanding a draw-back/ infinitely to be deprecated, that the influence of a parental abode/ where harmony, based on a sense of duty to one's children, will/ continue undisturbed, where satisfaction with one's lot, and/ gratitude to Divine Providence shall be exhibited, where, I say,/ the mother will incessantly exemplify the principles of our faith/ by industry and sobriety, and the father by honesty and kind-/-ness, will produce effects for which we may hereafter congratulate/ the son of believing Israelites./</text:p>
      <text:p text:style-name="P6"/>
      <text:p text:style-name="P6">[Page 3]</text:p>
      <text:p text:style-name="P6">I, on my part, am disposed to anticipate that issue, and/ therefore I address to you, my young brother, words of felicita-/-tion and encouragement. <text:s/>When I say that you are fortunate/ in possessing parents, who spare not expense to have you in-/-structed in the way you should go, I utter a truth, which you/ ought to feel, and try to avail yourself of by seconding the/ efforts made in your behalf. <text:s/>But I must likewise urge/ you to it, and I would be remiss in my duty, if I did not advise/ you to bestow your whole thought upon what is imparted to/ you, so that it may be stamped on the mind. <text:s/>By some lads/ of your age, studies are pursued as a mere compliance with pa-/-rental request, as rather a favor conferred on their superiors,/ and not with a high purpose ever present and ever ennobling./ <text:s/>I would that you study all things, but specially the He-/-brew, with the view of understanding how to live righteous-/-ly, how to benefit others, and as a Jew to be one among the/ many, through whom a revival, or to speak more correctly,/ a foundation of a knowledge of our literature be established in/ this country of your birth. <text:s/>All cannot be gifted with/ the same abilities; you may, perhaps, have noticed with regret/ that others have quicker parts. <text:s/>But let me assure you,/ that it is not always the brightest, who make the finest scholars;/</text:p>
      <text:p text:style-name="P6"/>
      <text:p text:style-name="P6">[Page 4]</text:p>
      <text:p text:style-name="P6">they who labor with a determination to acquire knowledge/ for a good object will surely succeed. <text:s/>The Rabbis preach/ patience and perseverance, as the all-conquering agencies,/ fully compensating for the ant of brilliant talents. <text:s/>They/ write [Hebrew]/ "If a pupil exists to whom learning is as difficult as the bend-/-ing of iron, let him still go on steadily." <text:s/>May you gain this/ steadfastness of purpose, and grow wise, but may you be/ noted in your manhood for the practice of virtue more than/ for your acquirements, more loved for the qualities of the/ heart than admired for the achievements of the mind./ <text:s/>And let me pray that hose who have set their hopes on/ your future may realize the sentence of Solomon, that/ the instruction of the father, and the law of the mother,/ became an ornament of grace around your head, and/ a precious chain around your <text:span text:style-name="T2">th</text:span><text:span text:style-name="T3"> neck. <text:s/>So/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8T14:43:27.62</meta:creation-date>
    <dc:date>2012-09-18T15:01:24.78</dc:date>
    <dc:creator>Penn Libraries</dc:creator>
    <meta:editing-duration>PT00H02M4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1042" meta:character-count="6370"/>
  </office:meta>
</office:document-meta>
</file>